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19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.423cm" fo:line-height="100%" fo:text-align="justify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.423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.95cm" fo:margin-right="0cm" fo:margin-top="0cm" fo:margin-bottom="0cm" fo:line-height="100%" fo:text-align="justify" fo:text-indent="-0.95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.212cm" fo:line-height="100%" fo:text-align="justify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.212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.95cm" fo:margin-right="0cm" fo:margin-top="0cm" fo:margin-bottom="0.212cm" fo:line-height="100%" fo:text-align="justify" fo:text-indent="-0.95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423cm" fo:margin-bottom="0.212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.212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.423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.071cm" fo:line-height="100%" fo:text-align="justify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.071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solid" style:text-underline-width="auto" style:text-underline-color="font-color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style:font-family-generic="swiss" style:font-pitch="variable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cm"/>
        <style:text-properties fo:font-family="Arial" style:font-family-generic="swiss" style:font-pitch="variable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cm"/>
        <style:text-properties fo:font-family="Arial" style:font-family-generic="swiss" style:font-pitch="variable" fo:color="#002060" fo:font-size="100%"/>
      </text:list-level-style-bullet>
      <text:list-level-style-bullet text:level="2" text:bullet-char="•">
        <style:list-level-properties text:space-before="1.27cm" text:min-label-width="0.95cm"/>
        <style:text-properties fo:font-family="Arial" style:font-family-generic="swiss" style:font-pitch="variable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cm"/>
        <style:text-properties fo:font-family="Arial" style:font-family-generic="swiss" style:font-pitch="variable" fo:color="#002060" fo:font-size="100%"/>
      </text:list-level-style-bullet>
      <text:list-level-style-bullet text:level="2" text:bullet-char="•">
        <style:list-level-properties text:space-before="1.27cm" text:min-label-width="0.9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9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95cm"/>
        <style:text-properties fo:font-family="Arial" style:font-family-generic="swiss" style:font-pitch="variable" fo:color="#002060" fo:font-size="100%"/>
      </text:list-level-style-bullet>
      <text:list-level-style-bullet text:level="2" text:bullet-char="">
        <style:list-level-properties text:space-before="1.27cm" text:min-label-width="0.95cm"/>
        <style:text-properties fo:font-family="Wingdings" style:font-pitch="variable" style:font-charset="x-symbol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95cm"/>
        <style:text-properties fo:font-family="Arial" style:font-family-generic="swiss" style:font-pitch="variable" fo:color="#002060" fo:font-size="100%"/>
      </text:list-level-style-bullet>
      <text:list-level-style-bullet text:level="2" text:bullet-char="">
        <style:list-level-properties text:space-before="1.27cm" text:min-label-width="0.95cm"/>
        <style:text-properties fo:font-family="Wingdings" style:font-pitch="variable" style:font-charset="x-symbol" fo:color="#002060" fo:font-size="100%"/>
      </text:list-level-style-bullet>
      <text:list-level-style-number text:level="3" style:num-suffix="." style:num-format="i">
        <style:list-level-properties text:space-before="2.54cm" text:min-label-width="1.429cm"/>
        <style:text-properties fo:color="#00206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95cm"/>
        <style:text-properties fo:font-family="Arial" style:font-family-generic="swiss" style:font-pitch="variable" fo:color="#002060" fo:font-size="100%"/>
      </text:list-level-style-bullet>
      <text:list-level-style-bullet text:level="2" text:bullet-char="•">
        <style:list-level-properties text:space-before="1.27cm" text:min-label-width="0.953cm"/>
        <style:text-properties fo:font-family="Arial" style:font-family-generic="swiss" style:font-pitch="variable" fo:color="#002060" fo:font-size="100%"/>
      </text:list-level-style-bullet>
      <text:list-level-style-number text:level="3" style:num-suffix="." style:num-format="i">
        <style:list-level-properties text:space-before="2.54cm" text:min-label-width="1.429cm"/>
        <style:text-properties fo:color="#00206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95cm"/>
        <style:text-properties fo:font-family="Arial" style:font-family-generic="swiss" style:font-pitch="variable" fo:color="#002060" fo:font-size="100%"/>
      </text:list-level-style-bullet>
      <text:list-level-style-bullet text:level="2" text:bullet-char="•">
        <style:list-level-properties text:space-before="1.27cm" text:min-label-width="0.953cm"/>
        <style:text-properties fo:font-family="Arial" style:font-family-generic="swiss" style:font-pitch="variable" fo:color="#002060" fo:font-size="100%"/>
      </text:list-level-style-bullet>
      <text:list-level-style-number text:level="3" style:num-suffix="." style:num-format="i">
        <style:list-level-properties text:space-before="2.54cm" text:min-label-width="1.429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95cm"/>
        <style:text-properties fo:font-family="Arial" style:font-family-generic="swiss" style:font-pitch="variable" fo:color="#002060" fo:font-size="100%"/>
      </text:list-level-style-bullet>
      <text:list-level-style-bullet text:level="2" text:bullet-char="•">
        <style:list-level-properties text:space-before="1.27cm" text:min-label-width="0.95cm"/>
        <style:text-properties fo:font-family="Arial" style:font-family-generic="swiss" style:font-pitch="variable" fo:color="#000000" fo:font-size="100%"/>
      </text:list-level-style-bullet>
      <text:list-level-style-number text:level="3" style:num-suffix="." style:num-format="i">
        <style:list-level-properties text:space-before="2.54cm" text:min-label-width="1.429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min-label-width="0.9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95cm"/>
        <style:text-properties fo:font-family="Arial" style:font-family-generic="swiss" style:font-pitch="variable" fo:color="#000000" fo:font-size="100%"/>
      </text:list-level-style-bullet>
      <text:list-level-style-number text:level="3" style:num-suffix="." style:num-format="i">
        <style:list-level-properties text:space-before="2.54cm" text:min-label-width="1.429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min-label-width="0.95cm"/>
        <style:text-properties fo:font-family="Arial" style:font-family-generic="swiss" style:font-pitch="variable" fo:color="#000000" fo:font-size="100%"/>
      </text:list-level-style-bullet>
      <text:list-level-style-bullet text:level="2" text:bullet-char="">
        <style:list-level-properties text:space-before="1.27cm" text:min-label-width="0.95cm"/>
        <style:text-properties fo:font-family="Wingdings" style:font-pitch="variable" style:font-charset="x-symbol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: Forms, Functions and Constraints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Introduction: Forms, Functions and Constraints</text:span></text:p>
          </draw:text-box>
        </draw:frame>
        <draw:frame draw:name="Subtitle 2" presentation:style-name="pr2" draw:text-style-name="P3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custom-shape draw:name="TextBox 1" draw:style-name="gr2" draw:text-style-name="P6" draw:layer="layout" svg:width="25.837cm" svg:height="2.619cm" svg:x="3.345cm" svg:y="1.939cm">
          <text:p text:style-name="P5"><text:span text:style-name="T2">What is Commercial Ban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" draw:text-style-name="P8" draw:layer="layout" svg:width="24.582cm" svg:height="7.361cm" svg:x="2.837cm" svg:y="5.336cm">
          <text:p text:style-name="P7"><text:span text:style-name="T3">It is an institution whose current operations consist in granting loans and receiving deposits</text:span></text:p>
          <text:p text:style-name="P7"><text:span text:style-name="T3"/></text:p>
          <text:p text:style-name="P7"><text:span text:style-name="T3">Types of commercial banks in India: (i) Public Sector banks (ii) Private sector banks and (iii) Foreign ban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custom-shape draw:name="TextBox 1" draw:style-name="gr4" draw:text-style-name="P6" draw:layer="layout" svg:width="25.837cm" svg:height="2.619cm" svg:x="3.345cm" svg:y="1.939cm">
          <text:p text:style-name="P5"><text:span text:style-name="T2">Commercial Banks and Aggregate Econom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8" draw:layer="layout" svg:width="24.582cm" svg:height="9.393cm" svg:x="3.707cm" svg:y="5.372cm">
          <text:list text:style-name="L5">
            <text:list-item>
              <text:p text:style-name="P7"><text:span text:style-name="T3">Payment gateway for all transactions</text:span></text:p>
            </text:list-item>
          </text:list>
          <text:p text:style-name="P7"><text:span text:style-name="T3"/></text:p>
          <text:list text:continue-numbering="true" text:style-name="L5">
            <text:list-item>
              <text:p text:style-name="P7"><text:span text:style-name="T3">Important part of monetary transmission mechanism</text:span></text:p>
            </text:list-item>
          </text:list>
          <text:p text:style-name="P7"><text:span text:style-name="T3"/></text:p>
          <text:list text:continue-numbering="true" text:style-name="L5">
            <text:list-item>
              <text:p text:style-name="P7"><text:span text:style-name="T3">Major source of finance for corporate sector</text:span></text:p>
            </text:list-item>
          </text:list>
          <text:p text:style-name="P7"><text:span text:style-name="T3"/></text:p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custom-shape draw:name="TextBox 1" draw:style-name="gr6" draw:text-style-name="P6" draw:layer="layout" svg:width="25.837cm" svg:height="3.804cm" svg:x="3.345cm" svg:y="1.939cm">
          <text:p text:style-name="P5"><text:span text:style-name="T2">Bank Based Economy Versus Market Based Economy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10" draw:layer="layout" svg:width="24.582cm" svg:height="12.947cm" svg:x="2.837cm" svg:y="5.336cm">
          <text:list text:style-name="L7">
            <text:list-item>
              <text:p text:style-name="P9"><text:span text:style-name="T3">Bank based economy (BBE) is good in dealing with non-diversifiable risk</text:span></text:p>
            </text:list-item>
            <text:list-item>
              <text:p text:style-name="P9"><text:span text:style-name="T3">In market oriented economy, investments in equity are more than the bank based economy</text:span></text:p>
            </text:list-item>
            <text:list-item>
              <text:p text:style-name="P9"><text:span text:style-name="T3">BBE is better in inter-temporal risk sharing</text:span></text:p>
            </text:list-item>
            <text:list-item>
              <text:p text:style-name="P9"><text:span text:style-name="T3">BBE is not good at financing the new technologies</text:span></text:p>
            </text:list-item>
          </text:list>
          <text:p text:style-name="P9"><text:span text:style-name="T3"/></text:p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custom-shape draw:name="TextBox 1" draw:style-name="gr8" draw:text-style-name="P6" draw:layer="layout" svg:width="25.837cm" svg:height="3.804cm" svg:x="3.345cm" svg:y="1.939cm">
          <text:p text:style-name="P5"><text:span text:style-name="T2">Why Banks Are Special Among Intermediaries?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9" draw:text-style-name="P10" draw:layer="layout" svg:width="24.582cm" svg:height="9.646cm" svg:x="2.837cm" svg:y="5.336cm">
          <text:list text:style-name="L7">
            <text:list-item>
              <text:p text:style-name="P9"><text:span text:style-name="T3">Deal with financial contracts (deposits and loans) which cannot be easily resold like equity and bonds</text:span></text:p>
            </text:list-item>
            <text:list-item>
              <text:p text:style-name="P9"><text:span text:style-name="T3">Good in reduction of transaction cost due to different transformation</text:span></text:p>
            </text:list-item>
            <text:list-item>
              <text:p text:style-name="P9"><text:span text:style-name="T3">Economies of scope exists between deposits and credit activiti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custom-shape draw:name="TextBox 1" draw:style-name="gr10" draw:text-style-name="P6" draw:layer="layout" svg:width="25.837cm" svg:height="2.619cm" svg:x="3.345cm" svg:y="1.939cm">
          <text:p text:style-name="P5"><text:span text:style-name="T2">Sources of Economies of Scope and Sc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" draw:text-style-name="P10" draw:layer="layout" svg:width="24.582cm" svg:height="5.582cm" svg:x="2.837cm" svg:y="5.336cm">
          <text:list text:style-name="L7">
            <text:list-item>
              <text:p text:style-name="P9"><text:span text:style-name="T3">Large number of products</text:span></text:p>
            </text:list-item>
            <text:list-item>
              <text:p text:style-name="P9"><text:span text:style-name="T3">Expertise in managing liquidity risk</text:span></text:p>
            </text:list-item>
            <text:list-item>
              <text:p text:style-name="P9"><text:span text:style-name="T3">Proper diversific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custom-shape draw:name="TextBox 1" draw:style-name="gr12" draw:text-style-name="P6" draw:layer="layout" svg:width="25.837cm" svg:height="2.619cm" svg:x="3.345cm" svg:y="1.939cm">
          <text:p text:style-name="P5"><text:span text:style-name="T2">Major Factors Affecting Banking Activ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3" draw:text-style-name="P10" draw:layer="layout" svg:width="24.582cm" svg:height="9.899cm" svg:x="2.837cm" svg:y="5.336cm">
          <text:list text:style-name="L7">
            <text:list-item>
              <text:p text:style-name="P9"><text:span text:style-name="T3">Inflation</text:span></text:p>
            </text:list-item>
            <text:list-item>
              <text:p text:style-name="P9"><text:span text:style-name="T3">Interest rate changes</text:span></text:p>
            </text:list-item>
            <text:list-item>
              <text:p text:style-name="P9"><text:span text:style-name="T3">Technology</text:span></text:p>
            </text:list-item>
            <text:list-item>
              <text:p text:style-name="P9"><text:span text:style-name="T3">Consumer</text:span></text:p>
            </text:list-item>
            <text:list-item>
              <text:p text:style-name="P9"><text:span text:style-name="T3">Globalization</text:span></text:p>
            </text:list-item>
            <text:list-item>
              <text:p text:style-name="P9"><text:span text:style-name="T3">Competi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custom-shape draw:name="TextBox 1" draw:style-name="gr14" draw:text-style-name="P6" draw:layer="layout" svg:width="25.837cm" svg:height="2.619cm" svg:x="3.345cm" svg:y="1.939cm">
          <text:p text:style-name="P5"><text:span text:style-name="T2">Leading Competitors with B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5" draw:text-style-name="P8" draw:layer="layout" svg:width="30.119cm" svg:height="12.443cm" svg:x="2.381cm" svg:y="4.913cm">
          <text:list text:style-name="L7">
            <text:list-item>
              <text:p text:style-name="P7"><text:span text:style-name="T4">Mutual Funds</text:span><text:span text:style-name="T3">: Sells shares to the public representing an interest in a professionally managed pool of stocks, bonds and other securities</text:span></text:p>
            </text:list-item>
            <text:list-item>
              <text:p text:style-name="P7"><text:span text:style-name="T4">Hedge Funds</text:span><text:span text:style-name="T3">: Sell shares mainly to high net-worth investors in a broad group of different kind of assets including the non-traditional investments</text:span></text:p>
            </text:list-item>
            <text:list-item>
              <text:p text:style-name="P7"><text:span text:style-name="T4">Investment Banks</text:span><text:span text:style-name="T3">: Provide financial consultancy, merchant banking services, services for acquisition</text:span></text:p>
            </text:list-item>
            <text:list-item>
              <text:p text:style-name="P7"><text:span text:style-name="T4">Finance Companies</text:span><text:span text:style-name="T3">: Offer loans to commercial enterprises, individuals and families using funds borrowed in the open </text:span></text:p>
            </text:list-item>
          </text:list>
          <text:p text:style-name="P11"><text:span text:style-name="T3"><text:tab/></text:span><text:span text:style-name="T3">market or loans from other financial institu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custom-shape draw:name="TextBox 1" draw:style-name="gr16" draw:text-style-name="P6" draw:layer="layout" svg:width="25.837cm" svg:height="2.619cm" svg:x="3.345cm" svg:y="1.939cm">
          <text:p text:style-name="P5"><text:span text:style-name="T2">Broad Classification of Banking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7" draw:text-style-name="P10" draw:layer="layout" svg:width="24.582cm" svg:height="8.037cm" svg:x="2.837cm" svg:y="5.336cm">
          <text:list text:style-name="L7">
            <text:list-item>
              <text:p text:style-name="P9"><text:span text:style-name="T3">Offering liquidity and payment services</text:span></text:p>
            </text:list-item>
            <text:list-item>
              <text:p text:style-name="P9"><text:span text:style-name="T3">Transformation of <text:s/>assets</text:span></text:p>
            </text:list-item>
            <text:list-item>
              <text:p text:style-name="P9"><text:span text:style-name="T3">Management of risk</text:span></text:p>
            </text:list-item>
            <text:list-item>
              <text:p text:style-name="P9"><text:span text:style-name="T3">Processing information and monitoring borrow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custom-shape draw:name="TextBox 1" draw:style-name="gr18" draw:text-style-name="P6" draw:layer="layout" svg:width="25.837cm" svg:height="2.619cm" svg:x="3.345cm" svg:y="1.939cm">
          <text:p text:style-name="P5"><text:span text:style-name="T2">Liquidity and Payment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9" draw:text-style-name="P13" draw:layer="layout" svg:width="28.652cm" svg:height="17.396cm" svg:x="2.348cm" svg:y="5.336cm">
          <text:list text:style-name="L7">
            <text:list-item>
              <text:p text:style-name="P12"><text:span text:style-name="T3">Shifting from commodity money to fiat money</text:span></text:p>
            </text:list-item>
            <text:list-item>
              <text:p text:style-name="P12"><text:span text:style-name="T3">Commodity Money: <text:s/>Medium of exchange is commodity itself</text:span></text:p>
            </text:list-item>
            <text:list-item>
              <text:p text:style-name="P12"><text:span text:style-name="T3">Fiat Money: A system in which medium of exchange is intrinsically useless but its value is guaranteed by some institution so generally accepted as means of payment</text:span></text:p>
            </text:list-item>
            <text:list-item>
              <text:p text:style-name="P7"><text:span text:style-name="T3">Bank and fiat money management</text:span></text:p>
            </text:list-item>
          </text:list>
          <text:list text:style-name="L9">
            <text:list-item>
              <text:list>
                <text:list-item>
                  <text:p text:style-name="P7"><text:span text:style-name="T3">Money change( exchange between currencies)</text:span></text:p>
                </text:list-item>
                <text:list-item>
                  <text:p text:style-name="P7"><text:span text:style-name="T3">Provision of payment services</text:span></text:p>
                </text:list-item>
                <text:list-item>
                  <text:p text:style-name="P7"><text:span text:style-name="T3">Payment services include management of clients accounts and guarantee by the bank</text:span></text:p>
                </text:list-item>
              </text:list>
            </text:list-item>
          </text:list>
          <text:p text:style-name="P9"><text:span text:style-name="T3"/></text:p>
          <text:p text:style-name="P9"><text:span text:style-name="T3"/></text:p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custom-shape draw:name="TextBox 1" draw:style-name="gr20" draw:text-style-name="P6" draw:layer="layout" svg:width="25.837cm" svg:height="2.619cm" svg:x="3.345cm" svg:y="1.939cm">
          <text:p text:style-name="P5"><text:span text:style-name="T2">Asset Trans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1" draw:text-style-name="P13" draw:layer="layout" svg:width="27.652cm" svg:height="17.228cm" svg:x="2.348cm" svg:y="5.436cm">
          <text:list text:style-name="L7">
            <text:list-item>
              <text:p text:style-name="P12"><text:span text:style-name="T3">Convenience of Denomination</text:span></text:p>
            </text:list-item>
          </text:list>
          <text:list text:style-name="L12">
            <text:list-item>
              <text:list>
                <text:list-item>
                  <text:p text:style-name="P12"><text:span text:style-name="T3">Fiat money is available in different denominations</text:span></text:p>
                </text:list-item>
              </text:list>
            </text:list-item>
            <text:list-item>
              <text:p text:style-name="P12"><text:span text:style-name="T3">Quality Transformation</text:span></text:p>
              <text:list>
                <text:list-item>
                  <text:p text:style-name="P12"><text:span text:style-name="T3"><text:s/></text:span><text:span text:style-name="T3">Bank deposits offer better risk-return characteristics than direct investments to diversify portfolio</text:span></text:p>
                </text:list-item>
                <text:list-item>
                  <text:p text:style-name="P12"><text:span text:style-name="T3">Banks have more information than depositors for better investment</text:span></text:p>
                </text:list-item>
              </text:list>
            </text:list-item>
            <text:list-item>
              <text:p text:style-name="P12"><text:span text:style-name="T3">Maturity Transformation</text:span></text:p>
              <text:list>
                <text:list-item>
                  <text:p text:style-name="P12"><text:span text:style-name="T3">Short maturity deposits to long maturity loans</text:span></text:p>
                </text:list-item>
              </text:list>
            </text:list-item>
          </text:list>
          <text:p text:style-name="P9"><text:span text:style-name="T3"/></text:p>
          <text:p text:style-name="P9"><text:span text:style-name="T3"/></text:p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custom-shape draw:name="TextBox 1" draw:style-name="gr22" draw:text-style-name="P6" draw:layer="layout" svg:width="25.837cm" svg:height="2.619cm" svg:x="3.345cm" svg:y="1.939cm">
          <text:p text:style-name="P5"><text:span text:style-name="T2">Risk Mana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3" draw:text-style-name="P13" draw:layer="layout" svg:width="24.582cm" svg:height="17.268cm" svg:x="2.348cm" svg:y="5.336cm">
          <text:list text:style-name="L7">
            <text:list-item>
              <text:p text:style-name="P12"><text:span text:style-name="T4">Credit Risk</text:span><text:span text:style-name="T3">: <text:s/></text:span></text:p>
            </text:list-item>
          </text:list>
          <text:p text:style-name="P14"><text:span text:style-name="T3">Probability of default in lending activities</text:span></text:p>
          <text:list text:continue-numbering="true" text:style-name="L7">
            <text:list-item>
              <text:p text:style-name="P15"><text:span text:style-name="T4">Interest Rate Risk</text:span><text:span text:style-name="T3">: </text:span></text:p>
            </text:list-item>
          </text:list>
          <text:p text:style-name="P14"><text:span text:style-name="T3">Change in the value of assets and liabilities of banks due to change</text:span></text:p>
          <text:p text:style-name="P14"><text:span text:style-name="T3">in interest rate</text:span></text:p>
          <text:list text:continue-numbering="true" text:style-name="L7">
            <text:list-item>
              <text:p text:style-name="P15"><text:span text:style-name="T4">Liquidity risk</text:span><text:span text:style-name="T3">: </text:span></text:p>
            </text:list-item>
          </text:list>
          <text:p text:style-name="P14"><text:span text:style-name="T3">Not able to fulfill the requirements of depositors</text:span></text:p>
          <text:p text:style-name="P16"><text:span text:style-name="T3"/></text:p>
          <text:p text:style-name="P17"><text:span text:style-name="T3"/></text:p>
          <text:p text:style-name="P17"><text:span text:style-name="T3"/></text:p>
          <text:p text:style-name="P1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custom-shape draw:name="TextBox 1" draw:style-name="gr24" draw:text-style-name="P6" draw:layer="layout" svg:width="25.837cm" svg:height="2.619cm" svg:x="3.345cm" svg:y="1.939cm">
          <text:p text:style-name="P5"><text:span text:style-name="T2">Off Balance Sheet Oper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13" draw:layer="layout" svg:width="24.582cm" svg:height="13.966cm" svg:x="2.348cm" svg:y="5.336cm">
          <text:list text:style-name="L7">
            <text:list-item>
              <text:p text:style-name="P12"><text:span text:style-name="T3">Loan commitments, guarantee etc</text:span></text:p>
            </text:list-item>
            <text:list-item>
              <text:p text:style-name="P12"><text:span text:style-name="T3">Offer of derivative investments like swap hedging contracts and underwriting</text:span></text:p>
            </text:list-item>
            <text:list-item>
              <text:p text:style-name="P12"><text:span text:style-name="T3">Objectives of off balance sheet operations</text:span></text:p>
            </text:list-item>
          </text:list>
          <text:list text:style-name="L12">
            <text:list-item>
              <text:list>
                <text:list-item>
                  <text:p text:style-name="P12"><text:span text:style-name="T3">Increase in non-interest income</text:span></text:p>
                </text:list-item>
                <text:list-item>
                  <text:p text:style-name="P12"><text:span text:style-name="T3">Decreasing leverage</text:span></text:p>
                </text:list-item>
                <text:list-item>
                  <text:p text:style-name="P12"><text:span text:style-name="T3">Tax relaxation</text:span></text:p>
                </text:list-item>
              </text:list>
            </text:list-item>
          </text:list>
          <text:p text:style-name="P9"><text:span text:style-name="T3"/></text:p>
          <text:p text:style-name="P9"><text:span text:style-name="T3"/></text:p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custom-shape draw:name="TextBox 1" draw:style-name="gr26" draw:text-style-name="P6" draw:layer="layout" svg:width="25.837cm" svg:height="2.619cm" svg:x="3.345cm" svg:y="1.939cm">
          <text:p text:style-name="P5"><text:span text:style-name="T2">Monitoring and Information Proces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7" draw:text-style-name="P13" draw:layer="layout" svg:width="24.582cm" svg:height="8.038cm" svg:x="2.348cm" svg:y="5.336cm">
          <text:list text:style-name="L7">
            <text:list-item>
              <text:p text:style-name="P12"><text:span text:style-name="T3">Long-term relationship</text:span></text:p>
            </text:list-item>
            <text:list-item>
              <text:p text:style-name="P12"><text:span text:style-name="T3">Mitigation of the effect of the moral hazard</text:span></text:p>
            </text:list-item>
          </text:list>
          <text:p text:style-name="P9"><text:span text:style-name="T3"/></text:p>
          <text:p text:style-name="P9"><text:span text:style-name="T3"/></text:p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custom-shape draw:name="TextBox 1" draw:style-name="gr28" draw:text-style-name="P6" draw:layer="layout" svg:width="25.837cm" svg:height="2.619cm" svg:x="3.345cm" svg:y="1.939cm">
          <text:p text:style-name="P5"><text:span text:style-name="T2">Bank Goals and Constra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9" draw:text-style-name="P19" draw:layer="layout" svg:width="24.582cm" svg:height="19.076cm" svg:x="1.957cm" svg:y="3.838cm">
          <text:list text:style-name="L7">
            <text:list-item>
              <text:p text:style-name="P18"><text:span text:style-name="T3">Maximization of shareholder wealth</text:span></text:p>
            </text:list-item>
          </text:list>
          <text:list text:style-name="L12">
            <text:list-item>
              <text:list>
                <text:list-item>
                  <text:p text:style-name="P18"><text:span text:style-name="T3">Maximization of market value if bank’s stock and cash dividend paid</text:span></text:p>
                </text:list-item>
                <text:list-item>
                  <text:p text:style-name="P18"><text:span text:style-name="T3">Factors affecting market value: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7"><text:span text:style-name="T3">Amount of cash flow</text:span></text:p>
                    </text:list-item>
                    <text:list-item>
                      <text:p text:style-name="P18"><text:span text:style-name="T3">Timing of cash flow</text:span></text:p>
                    </text:list-item>
                    <text:list-item>
                      <text:p text:style-name="P18"><text:span text:style-name="T3">Risk of cash flow</text:span></text:p>
                    </text:list-item>
                  </text:list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18"><text:span text:style-name="T3">Constraints</text:span></text:p>
                  <text:list>
                    <text:list-item>
                      <text:p text:style-name="P18"><text:span text:style-name="T3">Competition</text:span></text:p>
                    </text:list-item>
                    <text:list-item>
                      <text:p text:style-name="P7"><text:span text:style-name="T3">Social</text:span></text:p>
                    </text:list-item>
                    <text:list-item>
                      <text:p text:style-name="P7"><text:span text:style-name="T3">Regulatory: (a) Investment Constraints (b) Consumer Protection</text:span></text:p>
                    </text:list-item>
                  </text:list>
                </text:list-item>
              </text:list>
            </text:list-item>
          </text:list>
          <text:p text:style-name="P7"><text:span text:style-name="T3"/></text:p>
          <text:p text:style-name="P12"><text:span text:style-name="T3"/></text:p>
          <text:p text:style-name="P9"><text:span text:style-name="T3"/></text:p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custom-shape draw:name="TextBox 1" draw:style-name="gr30" draw:text-style-name="P6" draw:layer="layout" svg:width="25.837cm" svg:height="2.619cm" svg:x="3.345cm" svg:y="1.939cm">
          <text:p text:style-name="P5"><text:span text:style-name="T2">Reasons for Regulation of Ban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1" draw:text-style-name="P10" draw:layer="layout" svg:width="24.582cm" svg:height="17.857cm" svg:x="2.837cm" svg:y="5.336cm">
          <text:list text:style-name="L7">
            <text:list-item>
              <text:p text:style-name="P9"><text:span text:style-name="T3">To reduce the risk of large-scale failure in the economic system</text:span></text:p>
            </text:list-item>
            <text:list-item>
              <text:p text:style-name="P9"><text:span text:style-name="T3">To avoid systematic risk and contagious effect in global economy</text:span></text:p>
            </text:list-item>
            <text:list-item>
              <text:p text:style-name="P9"><text:span text:style-name="T3">To guard against deposit insurance losses</text:span></text:p>
            </text:list-item>
            <text:list-item>
              <text:p text:style-name="P9"><text:span text:style-name="T3">To achieve the desired social goal</text:span></text:p>
            </text:list-item>
            <text:list-item>
              <text:p text:style-name="P9"><text:span text:style-name="T3">To promote an efficient and effective banking system that finances economic growth, impartially allocates credit and meets the customer needs</text:span></text:p>
            </text:list-item>
          </text:list>
          <text:p text:style-name="P9"><text:span text:style-name="T3"/></text:p>
          <text:p text:style-name="P9"><text:span text:style-name="T3"/></text:p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custom-shape draw:name="TextBox 1" draw:style-name="gr32" draw:text-style-name="P6" draw:layer="layout" svg:width="25.837cm" svg:height="2.619cm" svg:x="3.345cm" svg:y="1.939cm">
          <text:p text:style-name="P5"><text:span text:style-name="T2">Why Banks Fai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3" draw:text-style-name="P8" draw:layer="layout" svg:width="24.582cm" svg:height="14.473cm" svg:x="2.837cm" svg:y="5.336cm">
          <text:list text:style-name="L7">
            <text:list-item>
              <text:p text:style-name="P7"><text:span text:style-name="T3">Credit Risk</text:span></text:p>
            </text:list-item>
          </text:list>
          <text:list text:style-name="L12">
            <text:list-item>
              <text:list>
                <text:list-item>
                  <text:p text:style-name="P7"><text:span text:style-name="T3">Banks keep reserves for expected losses</text:span></text:p>
                </text:list-item>
                <text:list-item>
                  <text:p text:style-name="P7"><text:span text:style-name="T3">If losses &gt; reserves then the excess amount of losses are deducted from bank capital</text:span></text:p>
                </text:list-item>
                <text:list-item>
                  <text:p text:style-name="P7"><text:span text:style-name="T3">Importance of bank capital</text:span></text:p>
                </text:list-item>
              </text:list>
            </text:list-item>
            <text:list-item>
              <text:p text:style-name="P7"><text:span text:style-name="T3">Maximization of the utility of all the stakeholders; i.e. shareholders, managers, employees, customers, communities</text:span></text:p>
            </text:list-item>
            <text:list-item>
              <text:p text:style-name="P7"><text:span text:style-name="T3">Changes in macro economic conditions</text:span></text:p>
            </text:list-item>
            <text:list-item>
              <text:p text:style-name="P7"><text:span text:style-name="T3">Financial repression: excess government intervention</text:span></text:p>
            </text:list-item>
            <text:list-item>
              <text:p text:style-name="P7"><text:span text:style-name="T3">Inadequate diversification of loans</text:span></text:p>
            </text:list-item>
          </text:list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custom-shape draw:name="TextBox 1" draw:style-name="gr34" draw:text-style-name="P6" draw:layer="layout" svg:width="25.837cm" svg:height="2.619cm" svg:x="3.345cm" svg:y="1.939cm">
          <text:p text:style-name="P5"><text:span text:style-name="T2">Why Banks Fail? Contd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5" draw:text-style-name="P8" draw:layer="layout" svg:width="24.582cm" svg:height="14.473cm" svg:x="2.837cm" svg:y="5.336cm">
          <text:list text:style-name="L7">
            <text:list-item>
              <text:p text:style-name="P7"><text:span text:style-name="T3">Bank Runs</text:span></text:p>
            </text:list-item>
          </text:list>
          <text:list text:style-name="L12">
            <text:list-item>
              <text:list>
                <text:list-item>
                  <text:p text:style-name="P7"><text:span text:style-name="T3">It occurs when depositors and other creditors fear for the safety or availability of their funds and large number of depositors try to withdraw their funds at the same time</text:span></text:p>
                </text:list-item>
                <text:list-item>
                  <text:p text:style-name="P7"><text:span text:style-name="T3">It reflects the heard behavior of depositors to obtain the limited amount of cash that is available</text:span></text:p>
                </text:list-item>
              </text:list>
            </text:list-item>
            <text:list-item>
              <text:p text:style-name="P7"><text:span text:style-name="T3">Silent Run</text:span></text:p>
              <text:list>
                <text:list-item>
                  <text:p text:style-name="P7"><text:span text:style-name="T3">It occurs when large creditors such as banks and investment companies withdraw their funds in order to protect them</text:span></text:p>
                </text:list-item>
              </text:list>
            </text:list-item>
          </text:list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custom-shape draw:name="TextBox 1" draw:style-name="gr36" draw:text-style-name="P6" draw:layer="layout" svg:width="25.837cm" svg:height="2.619cm" svg:x="2.691cm" svg:y="1.939cm">
          <text:p text:style-name="P5"><text:span text:style-name="T2">Bank Regulations in Ind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7" draw:text-style-name="P8" draw:layer="layout" svg:width="24.582cm" svg:height="18.712cm" svg:x="2.691cm" svg:y="3.264cm">
          <text:list text:style-name="L7">
            <text:list-item>
              <text:p text:style-name="P7"><text:span text:style-name="T5">Banking Regulation Act (1949)</text:span></text:p>
            </text:list-item>
            <text:list-item>
              <text:p text:style-name="P7"><text:span text:style-name="T5">Disclosure norms: Annual report, asset quality, liquidity, earning</text:span></text:p>
            </text:list-item>
            <text:list-item>
              <text:p text:style-name="P7"><text:span text:style-name="T5">KYC norms</text:span></text:p>
            </text:list-item>
            <text:list-item>
              <text:p text:style-name="P7"><text:span text:style-name="T5">Anti Money Laundering Act (AML) &amp; Countering Financing of Terrorism (CFT)</text:span></text:p>
            </text:list-item>
            <text:list-item>
              <text:p text:style-name="P7"><text:span text:style-name="T5">Protection of small investors (Deposit insurance and credit guarantee corporation)</text:span></text:p>
            </text:list-item>
            <text:list-item>
              <text:p text:style-name="P7"><text:span text:style-name="T5">Prudential Norms: income recognition, asset classification and provisioning, capital adequacy, investment and capital market exposure</text:span></text:p>
            </text:list-item>
            <text:list-item>
              <text:p text:style-name="P7"><text:span text:style-name="T5">Licensing: Branch authorization policy</text:span></text:p>
            </text:list-item>
            <text:list-item>
              <text:p text:style-name="P7"><text:span text:style-name="T5">Regulation of Interest Rate: Deposits of NRIs, small loans upto 2 lakh, export credit</text:span></text:p>
            </text:list-item>
            <text:list-item>
              <text:p text:style-name="P7"><text:span text:style-name="T5">Statutory Pre-emptions: CRR and SLR</text:span></text:p>
            </text:list-item>
            <text:list-item>
              <text:p text:style-name="P7"><text:span text:style-name="T5">Corporate Governance: Fit and proper criteria; director should have knowledge about banking</text:span></text:p>
            </text:list-item>
          </text:list>
          <text:p text:style-name="P7"><text:span text:style-name="T3"/></text:p>
          <text:p text:style-name="P7"><text:span text:style-name="T3"/></text:p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IN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troduction: Forms, Functions and Constraints</dc:title>
    <meta:initial-creator>Jitendra Mahakud</meta:initial-creator>
    <meta:editing-cycles>3</meta:editing-cycles>
    <meta:creation-date>2023-01-12T02:24:44</meta:creation-date>
    <dc:date>2023-02-21T19:44:41.256286437</dc:date>
    <meta:editing-duration>PT1M16S</meta:editing-duration>
    <meta:generator>LibreOffice/7.4.4.2$Linux_X86_64 LibreOffice_project/40$Build-2</meta:generator>
    <meta:document-statistic meta:object-count="108"/>
    <meta:user-defined meta:name="AppVersion">16.0000</meta:user-defined>
    <meta:user-defined meta:name="PresentationFormat">Widescreen</meta:user-defined>
    <meta:user-defined meta:name="Slides" meta:value-type="float">19</meta:user-defined>
  </office:meta>
</office:document-meta>
</file>